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BENCH_metaheu_ts__niter_10_search_anxious_init_one2one_memory_2_times4ave_100_maxs_0.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10nodes/dis_29.txt</text:p>
          </table:table-cell>
          <table:table-cell office:value-type="float" office:value="0.202364914417267" calcext:value-type="float">
            <text:p>0,202364914417267</text:p>
          </table:table-cell>
          <table:table-cell office:value-type="float" office:value="842.62" calcext:value-type="float">
            <text:p>842,62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10nodes/dis_1.txt</text:p>
          </table:table-cell>
          <table:table-cell office:value-type="float" office:value="0.202489063739777" calcext:value-type="float">
            <text:p>0,202489063739777</text:p>
          </table:table-cell>
          <table:table-cell office:value-type="float" office:value="789.7" calcext:value-type="float">
            <text:p>789,7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10nodes/dis_12.txt</text:p>
          </table:table-cell>
          <table:table-cell office:value-type="float" office:value="0.202139282226562" calcext:value-type="float">
            <text:p>0,202139282226562</text:p>
          </table:table-cell>
          <table:table-cell office:value-type="float" office:value="814.16" calcext:value-type="float">
            <text:p>814,16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10nodes/dis_4.txt</text:p>
          </table:table-cell>
          <table:table-cell office:value-type="float" office:value="0.202539348602295" calcext:value-type="float">
            <text:p>0,202539348602295</text:p>
          </table:table-cell>
          <table:table-cell office:value-type="float" office:value="797.71" calcext:value-type="float">
            <text:p>797,71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10nodes/dis_25.txt</text:p>
          </table:table-cell>
          <table:table-cell office:value-type="float" office:value="0.20228907585144" calcext:value-type="float">
            <text:p>0,20228907585144</text:p>
          </table:table-cell>
          <table:table-cell office:value-type="float" office:value="761.11" calcext:value-type="float">
            <text:p>761,1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10nodes/dis_28.txt</text:p>
          </table:table-cell>
          <table:table-cell office:value-type="float" office:value="0.202419426441193" calcext:value-type="float">
            <text:p>0,202419426441193</text:p>
          </table:table-cell>
          <table:table-cell office:value-type="float" office:value="927.96" calcext:value-type="float">
            <text:p>927,96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10nodes/dis_8.txt</text:p>
          </table:table-cell>
          <table:table-cell office:value-type="float" office:value="0.202530372142792" calcext:value-type="float">
            <text:p>0,202530372142792</text:p>
          </table:table-cell>
          <table:table-cell office:value-type="float" office:value="855.09" calcext:value-type="float">
            <text:p>855,09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10nodes/dis_13.txt</text:p>
          </table:table-cell>
          <table:table-cell office:value-type="float" office:value="0.202941212654114" calcext:value-type="float">
            <text:p>0,202941212654114</text:p>
          </table:table-cell>
          <table:table-cell office:value-type="float" office:value="791.72" calcext:value-type="float">
            <text:p>791,72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10nodes/dis_22.txt</text:p>
          </table:table-cell>
          <table:table-cell office:value-type="float" office:value="0.202754328250885" calcext:value-type="float">
            <text:p>0,202754328250885</text:p>
          </table:table-cell>
          <table:table-cell office:value-type="float" office:value="809.8" calcext:value-type="float">
            <text:p>809,8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10nodes/dis_0.txt</text:p>
          </table:table-cell>
          <table:table-cell office:value-type="float" office:value="0.202265501022339" calcext:value-type="float">
            <text:p>0,202265501022339</text:p>
          </table:table-cell>
          <table:table-cell office:value-type="float" office:value="894.68" calcext:value-type="float">
            <text:p>894,68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10nodes/dis_6.txt</text:p>
          </table:table-cell>
          <table:table-cell office:value-type="float" office:value="0.202215085029602" calcext:value-type="float">
            <text:p>0,202215085029602</text:p>
          </table:table-cell>
          <table:table-cell office:value-type="float" office:value="975.14" calcext:value-type="float">
            <text:p>975,14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10nodes/dis_11.txt</text:p>
          </table:table-cell>
          <table:table-cell office:value-type="float" office:value="0.202823665142059" calcext:value-type="float">
            <text:p>0,202823665142059</text:p>
          </table:table-cell>
          <table:table-cell office:value-type="float" office:value="839.15" calcext:value-type="float">
            <text:p>839,1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10nodes/dis_18.txt</text:p>
          </table:table-cell>
          <table:table-cell office:value-type="float" office:value="0.202212672233582" calcext:value-type="float">
            <text:p>0,202212672233582</text:p>
          </table:table-cell>
          <table:table-cell office:value-type="float" office:value="801.63" calcext:value-type="float">
            <text:p>801,63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10nodes/dis_2.txt</text:p>
          </table:table-cell>
          <table:table-cell office:value-type="float" office:value="0.202420156002045" calcext:value-type="float">
            <text:p>0,202420156002045</text:p>
          </table:table-cell>
          <table:table-cell office:value-type="float" office:value="800.61" calcext:value-type="float">
            <text:p>800,61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10nodes/dis_20.txt</text:p>
          </table:table-cell>
          <table:table-cell office:value-type="float" office:value="0.202530970573425" calcext:value-type="float">
            <text:p>0,202530970573425</text:p>
          </table:table-cell>
          <table:table-cell office:value-type="float" office:value="801.35" calcext:value-type="float">
            <text:p>801,35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10nodes/dis_21.txt</text:p>
          </table:table-cell>
          <table:table-cell office:value-type="float" office:value="0.202388579845428" calcext:value-type="float">
            <text:p>0,202388579845428</text:p>
          </table:table-cell>
          <table:table-cell office:value-type="float" office:value="847.35" calcext:value-type="float">
            <text:p>847,3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10nodes/dis_16.txt</text:p>
          </table:table-cell>
          <table:table-cell office:value-type="float" office:value="0.202562870979309" calcext:value-type="float">
            <text:p>0,202562870979309</text:p>
          </table:table-cell>
          <table:table-cell office:value-type="float" office:value="761.49" calcext:value-type="float">
            <text:p>761,49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10nodes/dis_24.txt</text:p>
          </table:table-cell>
          <table:table-cell office:value-type="float" office:value="0.202427043914795" calcext:value-type="float">
            <text:p>0,202427043914795</text:p>
          </table:table-cell>
          <table:table-cell office:value-type="float" office:value="916.55" calcext:value-type="float">
            <text:p>916,55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10nodes/dis_23.txt</text:p>
          </table:table-cell>
          <table:table-cell office:value-type="float" office:value="0.202582859992981" calcext:value-type="float">
            <text:p>0,202582859992981</text:p>
          </table:table-cell>
          <table:table-cell office:value-type="float" office:value="766.62" calcext:value-type="float">
            <text:p>766,62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10nodes/dis_3.txt</text:p>
          </table:table-cell>
          <table:table-cell office:value-type="float" office:value="0.202535936832428" calcext:value-type="float">
            <text:p>0,202535936832428</text:p>
          </table:table-cell>
          <table:table-cell office:value-type="float" office:value="839.7" calcext:value-type="float">
            <text:p>839,7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10nodes/dis_9.txt</text:p>
          </table:table-cell>
          <table:table-cell office:value-type="float" office:value="0.202416954040527" calcext:value-type="float">
            <text:p>0,202416954040527</text:p>
          </table:table-cell>
          <table:table-cell office:value-type="float" office:value="856.31" calcext:value-type="float">
            <text:p>856,31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10nodes/dis_27.txt</text:p>
          </table:table-cell>
          <table:table-cell office:value-type="float" office:value="0.202205936908722" calcext:value-type="float">
            <text:p>0,202205936908722</text:p>
          </table:table-cell>
          <table:table-cell office:value-type="float" office:value="852.26" calcext:value-type="float">
            <text:p>852,26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10nodes/dis_17.txt</text:p>
          </table:table-cell>
          <table:table-cell office:value-type="float" office:value="0.202870917320251" calcext:value-type="float">
            <text:p>0,202870917320251</text:p>
          </table:table-cell>
          <table:table-cell office:value-type="float" office:value="884.41" calcext:value-type="float">
            <text:p>884,41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10nodes/dis_26.txt</text:p>
          </table:table-cell>
          <table:table-cell office:value-type="float" office:value="0.202396824359894" calcext:value-type="float">
            <text:p>0,202396824359894</text:p>
          </table:table-cell>
          <table:table-cell office:value-type="float" office:value="965.68" calcext:value-type="float">
            <text:p>965,68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10nodes/dis_7.txt</text:p>
          </table:table-cell>
          <table:table-cell office:value-type="float" office:value="0.202420878410339" calcext:value-type="float">
            <text:p>0,202420878410339</text:p>
          </table:table-cell>
          <table:table-cell office:value-type="float" office:value="703.31" calcext:value-type="float">
            <text:p>703,31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10nodes/dis_15.txt</text:p>
          </table:table-cell>
          <table:table-cell office:value-type="float" office:value="0.202349917888641" calcext:value-type="float">
            <text:p>0,202349917888641</text:p>
          </table:table-cell>
          <table:table-cell office:value-type="float" office:value="716.58" calcext:value-type="float">
            <text:p>716,58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10nodes/dis_5.txt</text:p>
          </table:table-cell>
          <table:table-cell office:value-type="float" office:value="0.202454180717468" calcext:value-type="float">
            <text:p>0,202454180717468</text:p>
          </table:table-cell>
          <table:table-cell office:value-type="float" office:value="926.64" calcext:value-type="float">
            <text:p>926,64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10nodes/dis_14.txt</text:p>
          </table:table-cell>
          <table:table-cell office:value-type="float" office:value="0.202173602581024" calcext:value-type="float">
            <text:p>0,202173602581024</text:p>
          </table:table-cell>
          <table:table-cell office:value-type="float" office:value="919.26" calcext:value-type="float">
            <text:p>919,26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10nodes/dis_10.txt</text:p>
          </table:table-cell>
          <table:table-cell office:value-type="float" office:value="0.202478520870209" calcext:value-type="float">
            <text:p>0,202478520870209</text:p>
          </table:table-cell>
          <table:table-cell office:value-type="float" office:value="891.8" calcext:value-type="float">
            <text:p>891,8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10nodes/dis_19.txt</text:p>
          </table:table-cell>
          <table:table-cell office:value-type="float" office:value="0.202287037372589" calcext:value-type="float">
            <text:p>0,202287037372589</text:p>
          </table:table-cell>
          <table:table-cell office:value-type="float" office:value="1037.57" calcext:value-type="float">
            <text:p>1037,5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table:number-columns-repeated="3"/>
          <table:table-cell table:formula="of:=SUM([.D2:.D31])/30" office:value-type="float" office:value="846.265333333333" calcext:value-type="float">
            <text:p>846,2653333333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02T10:11:11.728480033</dc:date>
    <meta:editing-duration>PT52S</meta:editing-duration>
    <meta:editing-cycles>2</meta:editing-cycles>
    <meta:generator>LibreOffice/6.4.6.2$Linux_X86_64 LibreOffice_project/40$Build-2</meta:generator>
    <meta:document-statistic meta:table-count="1" meta:cell-count="155" meta:object-count="0"/>
  </office:meta>
</office:document-meta>
</file>